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dc5c" officeooo:paragraph-rsid="000adc5c"/>
    </style:style>
    <style:style style:name="P2" style:family="paragraph" style:parent-style-name="Standard">
      <style:text-properties officeooo:rsid="000b4aa2" officeooo:paragraph-rsid="000b4aa2"/>
    </style:style>
    <style:style style:name="T1" style:family="text">
      <style:text-properties officeooo:rsid="000b4a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DO</text:p>
      <text:p text:style-name="P1"/>
      <text:p text:style-name="P1">A list of algorithms and data structures encountered during my preparation for technical interviews:</text:p>
      <text:p text:style-name="P1">The list includes some of the things learned, for quickly refreshing memory before interviews</text:p>
      <text:p text:style-name="P1"/>
      <text:p text:style-name="P1">Data structures:</text:p>
      <text:p text:style-name="P1">1. Python data structures:</text:p>
      <text:p text:style-name="P1">- list</text:p>
      <text:p text:style-name="P1">- dict</text:p>
      <text:p text:style-name="P1">- set</text:p>
      <text:p text:style-name="P1"/>
      <text:p text:style-name="P1">2. hashmap</text:p>
      <text:p text:style-name="P2">2.9. stack </text:p>
      <text:p text:style-name="P1">3. <text:s/>sorted binary tree</text:p>
      <text:p text:style-name="P1">3.1 priority queue (heap)</text:p>
      <text:p text:style-name="P1">4. AVG tree, red/black tree</text:p>
      <text:p text:style-name="P1">5. Trie</text:p>
      <text:p text:style-name="P1"/>
      <text:p text:style-name="P1"/>
      <text:p text:style-name="P1">Algorithms:</text:p>
      <text:p text:style-name="P1"/>
      <text:p text:style-name="P1">0. Sorting:</text:p>
      <text:p text:style-name="P1"><text:tab/>mergesort, quicksort, heapsort(includes insert sort)</text:p>
      <text:p text:style-name="P1"/>
      <text:p text:style-name="P1">1. Pattern Matching:</text:p>
      <text:p text:style-name="P1"><text:tab/>non deterministic automata, z-algorithm</text:p>
      <text:p text:style-name="P1"/>
      <text:p text:style-name="P1">2. Utils</text:p>
      <text:p text:style-name="P1"><text:tab/><text:span text:style-name="T1">kadane algorithm</text:span></text:p>
      <text:p text:style-name="P1"/>
      <text:p text:style-name="P1">3. Graph Algorithms</text:p>
      <text:p text:style-name="P1"/>
      <text:p text:style-name="P1">Complexity and Corectness analysis:</text:p>
      <text:p text:style-name="P1">- complexity, memory allocation..</text:p>
      <text:p text:style-name="P1">- correctness, proving loop invariant, proof by contradicti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4T16:16:12.416680710</meta:creation-date>
    <dc:date>2023-04-24T16:33:50.303141011</dc:date>
    <meta:editing-duration>PT5M17S</meta:editing-duration>
    <meta:editing-cycles>1</meta:editing-cycles>
    <meta:document-statistic meta:table-count="0" meta:image-count="0" meta:object-count="0" meta:page-count="1" meta:paragraph-count="25" meta:word-count="98" meta:character-count="666" meta:non-whitespace-character-count="588"/>
    <meta:generator>LibreOffice/6.4.7.2$Linux_X86_64 LibreOffice_project/40$Build-2</meta:generator>
  </office:meta>
</office:document-meta>
</file>